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Speed-up en funció de nombre de cores" draw:style-name="gr1" draw:text-style-name="P1" svg:width="15.999cm" svg:height="8.999cm" svg:x="9.676cm" svg:y="1.115cm">
            <draw:object draw:notify-on-update-of-ranges="Hoja1.A2:Hoja1.A7 Hoja1.B1:Hoja1.B1 Hoja1.B2:Hoja1.B7" xlink:href="./Object 1" xlink:type="simple" xlink:show="embed" xlink:actuate="onLoad"/>
            <draw:image xlink:href="./ObjectReplacements/Object 1" xlink:type="simple" xlink:show="embed" xlink:actuate="onLoad"/>
            <svg:title>Speed-up en funció de nombre  de cores</svg:title>
          </draw:frame>
          <draw:frame draw:z-index="1" draw:style-name="gr1" draw:text-style-name="P1" svg:width="15.999cm" svg:height="8.999cm" svg:x="9.841cm" svg:y="4.307cm">
            <draw:object draw:notify-on-update-of-ranges="Hoja1.B2:Hoja1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Procesador</text:p>
          </table:table-cell>
          <table:table-cell table:style-name="ce1" office:value-type="string" calcext:value-type="string">
            <text:p>Speed-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.997" calcext:value-type="float">
            <text:p>1,9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.804" calcext:value-type="float">
            <text:p>3,80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.86" calcext:value-type="float">
            <text:p>6,86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9.994" calcext:value-type="float">
            <text:p>9,994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9.994" calcext:value-type="float">
            <text:p>9,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21:16:48.177862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5:44:49.812951003</meta:creation-date>
    <dc:date>2014-10-02T21:10:42.384449864</dc:date>
    <meta:editing-duration>PT3H47M50S</meta:editing-duration>
    <meta:editing-cycles>1</meta:editing-cycles>
    <meta:generator>LibreOffice/4.2.6.3$Linux_x86 LibreOffice_project/420m0$Build-3</meta:generator>
    <meta:document-statistic meta:table-count="1" meta:cell-count="14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74cm" svg:y="0.315cm" chart:style-name="ch2">
          <text:p>Speed-up en funció de nombre de cores
</text:p>
        </chart:title>
        <chart:legend chart:legend-position="end" svg:x="13.2cm" svg:y="4.201cm" style:legend-expansion="high" chart:style-name="ch3"/>
        <chart:plot-area chart:style-name="ch4" table:cell-range-address="Hoja1.A2:Hoja1.B7 Hoja1.B1:Hoja1.B1" chart:data-source-has-labels="row" svg:x="1.701cm" svg:y="2.19cm" svg:width="10.86cm" svg:height="5.649cm">
          <chartooo:coordinate-region svg:x="2.322cm" svg:y="2.389cm" svg:width="10.052cm" svg:height="4.803cm"/>
          <chart:axis chart:dimension="x" chart:name="primary-x" chart:style-name="ch5">
            <chart:title svg:x="6.637cm" svg:y="8.019cm" chart:style-name="ch6">
              <text:p>Cores</text:p>
            </chart:title>
          </chart:axis>
          <chart:axis chart:dimension="y" chart:name="primary-y" chart:style-name="ch5">
            <chart:title svg:x="0.451cm" svg:y="5.786cm" chart:style-name="ch7">
              <text:p>Speed-up
</text:p>
            </chart:title>
            <chart:grid chart:style-name="ch8" chart:class="major"/>
          </chart:axis>
          <chart:series chart:style-name="ch9" chart:values-cell-range-address="Hoja1.B2:Hoja1.B7" chart:label-cell-address="Hoja1.B1:Hoja1.B1" chart:class="chart:scatter">
            <chart:domain table:cell-range-address="Hoja1.A2:Hoja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-up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7</svg:desc>
                </draw:g>
              </table:table-cell>
              <table:table-cell office:value-type="float" office:value="1">
                <text:p>1</text:p>
                <draw:g>
                  <svg:desc>Hoja1.B2:Hoja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.994">
                <text:p>9.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994">
                <text:p>9.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Gràfica Speed-up en funció de cores</text:p>
        </chart:title>
        <chart:legend chart:legend-position="end" svg:x="-0.211cm" svg:y="0.65cm" style:legend-expansion="high" chart:style-name="ch3"/>
        <chart:plot-area chart:style-name="ch4" table:cell-range-address="Hoja1.B2:Hoja1.B7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title svg:x="0cm" svg:y="0cm" chart:style-name="ch6">
              <text:p>Speed-up</text:p>
            </chart:title>
            <chart:categories table:cell-range-address="Hoja1.B2:Hoja1.B7"/>
          </chart:axis>
          <chart:axis chart:dimension="y" chart:name="primary-y" chart:style-name="ch5">
            <chart:title svg:x="0cm" svg:y="0cm" chart:style-name="ch7">
              <text:p>Cores</text:p>
            </chart:title>
            <chart:grid chart:style-name="ch8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